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Header">
      <style:text-properties fo:color="#800000" officeooo:rsid="0005e4e5" officeooo:paragraph-rsid="0005e4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7"><text:a xlink:type="simple" xlink:href="http://tecnologie-web.studenti.math.unipd.it/tecweb/~csindico/">http://tecnologie-web.studenti.math.unipd.it/tecweb/~csindico/</text:a></text:p>
      <text:p text:style-name="P7"/>
      <text:p text:style-name="P7"/>
      <text:p text:style-name="P6">Dati logi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5e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sto provvisorio non formatta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04:01.227092541</dc:date>
    <meta:editing-duration>P0D</meta:editing-duration>
    <meta:editing-cycles>1</meta:editing-cycles>
    <meta:document-statistic meta:table-count="0" meta:image-count="0" meta:object-count="0" meta:page-count="1" meta:paragraph-count="11" meta:word-count="32" meta:character-count="330" meta:non-whitespace-character-count="309"/>
  </office:meta>
</office:document-meta>
</file>